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26.67cm" svg:height="19.685cm" svg:x="0.635cm" svg:y="0.63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layer="layout" svg:width="26.67cm" svg:height="19.685cm" svg:x="0.635cm" svg:y="0.63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02T19:44:11</meta:creation-date>
    <dc:creator>Fabio Mascarenhas</dc:creator>
    <dc:date>2009-04-05T05:12:48</dc:date>
    <dc:language>en</dc:language>
    <meta:editing-cycles>6</meta:editing-cycles>
    <meta:editing-duration>PT12M5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1.9948024749756pt" style:font-size-asian="21.9948024749756pt" style:font-size-complex="21.9948024749756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2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2pt" style:font-size-asian="8pt" style:font-size-complex="8pt"/>
    </style:style>
    <style:style style:name="ch7" style:family="chart">
      <style:chart-properties style:rotation-angle="90"/>
      <style:text-properties fo:font-size="22pt" style:font-size-asian="24.7000007629395pt" style:font-size-complex="24.7000007629395pt"/>
    </style:style>
    <style:style style:name="ch8" style:family="chart">
      <style:graphic-properties draw:stroke="solid" draw:fill-color="#000000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999999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ffff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6.671cm" svg:height="19.686cm" chart:class="chart:bar" chart:style-name="ch1">
        <chart:legend chart:legend-position="end" svg:x="21.147cm" svg:y="7.997cm" chart:style-name="ch2"/>
        <chart:plot-area chart:style-name="ch3" chart:data-source-has-labels="both" svg:x="0.396cm" svg:y="0.392cm" svg:width="20.219cm" svg:height="18.5cm">
          <chart:axis chart:dimension="x" chart:name="primary-x" chart:style-name="ch4">
            <chart:categories table:cell-range-address="local-table.$A$2:.$A$4"/>
            <chart:grid chart:style-name="ch5" chart:class="major"/>
          </chart:axis>
          <chart:axis chart:dimension="y" chart:name="primary-y" chart:style-name="ch6">
            <chart:title svg:x="0.537cm" svg:y="14.592cm" chart:style-name="ch7">
              <text:p>running time in seconds</text:p>
            </chart:title>
            <chart:grid chart:style-name="ch5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tring</text:p>
              </table:table-cell>
              <table:table-cell office:value-type="string">
                <text:p>choice</text:p>
              </table:table-cell>
            </table:table-row>
          </table:table-header-rows>
          <table:table-rows>
            <table:table-row>
              <table:table-cell office:value-type="string">
                <text:p>string</text:p>
              </table:table-cell>
              <table:table-cell office:value-type="float" office:value="1.068">
                <text:p>1.068</text:p>
              </table:table-cell>
              <table:table-cell office:value-type="float" office:value="0.638">
                <text:p>0.638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headfail</text:p>
              </table:table-cell>
              <table:table-cell office:value-type="float" office:value="1.272">
                <text:p>1.272</text:p>
              </table:table-cell>
              <table:table-cell office:value-type="float" office:value="1.115">
                <text:p>1.1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choice</text:p>
              </table:table-cell>
              <table:table-cell office:value-type="float" office:value="1.196">
                <text:p>1.196</text:p>
              </table:table-cell>
              <table:table-cell office:value-type="float" office:value="1.124">
                <text:p>1.124</text:p>
              </table:table-cell>
              <table:table-cell office:value-type="float" office:value="0.866">
                <text:p>0.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.8226470947266pt" style:font-size-asian="18.8226470947266pt" style:font-size-complex="18.8226470947266pt"/>
    </style:style>
    <style:style style:name="ch3" style:family="chart">
      <style:chart-properties chart:connect-bar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2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2pt" style:font-size-asian="8pt" style:font-size-complex="8pt"/>
    </style:style>
    <style:style style:name="ch7" style:family="chart">
      <style:chart-properties style:rotation-angle="90"/>
      <style:text-properties fo:font-size="22pt" style:font-size-asian="21.2000007629395pt" style:font-size-complex="21.2000007629395pt"/>
    </style:style>
    <style:style style:name="ch8" style:family="chart">
      <style:graphic-properties draw:stroke="solid" draw:fill-color="#000000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999999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671cm" svg:height="19.686cm" chart:class="chart:bar" chart:style-name="ch1">
        <chart:legend chart:legend-position="end" svg:x="19.651cm" svg:y="8.523cm" chart:style-name="ch2"/>
        <chart:plot-area chart:style-name="ch3" chart:data-source-has-labels="both" svg:x="0.396cm" svg:y="0.391cm" svg:width="18.72cm" svg:height="18.499cm">
          <chart:axis chart:dimension="x" chart:name="primary-x" chart:style-name="ch4">
            <chart:categories table:cell-range-address="local-table.$B$1:.$E$1"/>
            <chart:grid chart:style-name="ch5" chart:class="major"/>
          </chart:axis>
          <chart:axis chart:dimension="y" chart:name="primary-y" chart:style-name="ch6">
            <chart:title svg:x="0.536cm" svg:y="14.591cm" chart:style-name="ch7">
              <text:p>running time in seconds</text:p>
            </chart:title>
            <chart:grid chart:style-name="ch5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c match</text:p>
              </table:table-cell>
              <table:table-cell office:value-type="string">
                <text:p>calc cap</text:p>
              </table:table-cell>
              <table:table-cell office:value-type="string">
                <text:p>html match</text:p>
              </table:table-cell>
              <table:table-cell office:value-type="string">
                <text:p>html cap</text:p>
              </table:table-cell>
            </table:table-row>
          </table:table-header-rows>
          <table:table-rows>
            <table:table-row>
              <table:table-cell office:value-type="string">
                <text:p>LPEG</text:p>
              </table:table-cell>
              <table:table-cell office:value-type="float" office:value="0.197">
                <text:p>0.197</text:p>
              </table:table-cell>
              <table:table-cell office:value-type="float" office:value="0.263">
                <text:p>0.263</text:p>
              </table:table-cell>
              <table:table-cell office:value-type="float" office:value="0.035">
                <text:p>0.035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Recursive</text:p>
              </table:table-cell>
              <table:table-cell office:value-type="float" office:value="0.115">
                <text:p>0.115</text:p>
              </table:table-cell>
              <table:table-cell office:value-type="float" office:value="0.114">
                <text:p>0.114</text:p>
              </table:table-cell>
              <table:table-cell office:value-type="float" office:value="0.020000000000001">
                <text:p>0.020000000000001</text:p>
              </table:table-cell>
              <table:table-cell office:value-type="float" office:value="0.114">
                <text:p>0.1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